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Droid Serif" svg:font-family="'Droid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adornments="Regular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fo:font-weight="bold" style:font-weight-asian="bold" style:font-weight-complex="bold"/>
    </style:style>
    <style:style style:name="P3" style:family="paragraph" style:parent-style-name="Text_20_body" style:list-style-name="L1">
      <style:text-properties fo:font-weight="normal" style:font-weight-asian="normal" style:font-weight-complex="normal"/>
    </style:style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T1" style:family="text">
      <style:text-properties fo:color="#999999"/>
    </style:style>
    <style:style style:name="T2" style:family="text">
      <style:text-properties fo:color="#999999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ependencies</text:h>
      <text:p text:style-name="Text_20_body">Skalch has several dependencies. Instructions below are shown for OpenSuSE.</text:p>
      <text:list xml:id="list1116270986" text:style-name="L1">
        <text:list-item>
          <text:p text:style-name="P1">sudo <text:span text:style-name="T3">zypper install</text:span> patterns-openSUSE-devel_mono</text:p>
        </text:list-item>
        <text:list-item>
          <text:p text:style-name="P1">sudo <text:span text:style-name="T3">zypper install</text:span> git</text:p>
        </text:list-item>
        <text:list-item>
          <text:p text:style-name="P1">cd sandbox <text:span text:style-name="T1"># your sandbox</text:span></text:p>
        </text:list-item>
        <text:list-item>
          <text:p text:style-name="P1"><text:span text:style-name="T3">hg clone</text:span> http://cobol.cs.berkeley.edu/gatoatigrado/public_repos/index.cgi/grgen</text:p>
          <text:list>
            <text:list-item>
              <text:p text:style-name="P1">(cd grgen &amp;&amp; ./make_linux.sh)</text:p>
            </text:list-item>
          </text:list>
        </text:list-item>
        <text:list-item>
          <text:p text:style-name="P2">wget<text:span text:style-name="T4"> http://www.scala-lang.org/downloads/distrib/files/scala-2.8.0.RC2.tgz </text:span><text:span text:style-name="T2"># or later</text:span></text:p>
        </text:list-item>
        <text:list-item>
          <text:p text:style-name="P3"><text:span text:style-name="T3">tar</text:span> xzf scala-2.8.0.RC2.tgz</text:p>
        </text:list-item>
        <text:list-item>
          <text:p text:style-name="P3"><text:span text:style-name="T3">mv</text:span> scala-2.8.0.RC2 scala</text:p>
        </text:list-item>
        <text:list-item>
          <text:p text:style-name="P3">echo "export <text:span text:style-name="T3">PATH</text:span>=\$PATH:~/sandbox/grgen/engine-net-2/bin:~/sandbox/scala/bin" &gt;&gt; ~/.<text:span text:style-name="T3">zshrc</text:span></text:p>
          <text:list>
            <text:list-item>
              <text:p text:style-name="P3">source ~/.zshrc</text:p>
            </text:list-item>
          </text:list>
        </text:list-item>
      </text:list>
      <text:h text:style-name="Heading_20_1" text:outline-level="1">Building</text:h>
      <text:list xml:id="list1523543377" text:style-name="L2">
        <text:list-item>
          <text:p text:style-name="P4">make clean compile</text:p>
        </text:list-item>
      </text:list>
      <text:h text:style-name="Heading_20_1" text:outline-level="1">Developing</text:h>
      <text:list xml:id="list1261290171" text:style-name="L3">
        <text:list-item>
          <text:p text:style-name="P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Droid Serif" svg:font-family="'Droid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adornments="Regular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Droid Sans" fo:font-size="10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cm" fo:margin-bottom="0.101cm"/>
      <style:text-properties style:font-name="Droid Serif" fo:font-size="16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cm" fo:margin-bottom="0.101cm" style:page-number="auto" fo:padding="0cm" fo:border-left="none" fo:border-right="none" fo:border-top="none" fo:border-bottom="0.018cm solid #999999" style:shadow="none"/>
      <style:text-properties style:font-name="Droid Serif" fo:font-size="20pt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cm" fo:margin-bottom="0.101cm"/>
      <style:text-properties style:font-name="Droid Serif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4cm" fo:margin-bottom="0.101cm"/>
      <style:text-properties style:font-name="Droid Serif" fo:font-size="12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5-26T14:59:34</meta:creation-date>
    <meta:editing-duration>PT03H32M31S</meta:editing-duration>
    <meta:editing-cycles>7</meta:editing-cycles>
    <meta:generator>OpenOffice.org/3.1$Unix OpenOffice.org_project/310m21$Build-9319</meta:generator>
    <dc:date>2010-05-26T18:32:04</dc:date>
    <meta:document-statistic meta:table-count="0" meta:image-count="0" meta:object-count="0" meta:page-count="1" meta:paragraph-count="15" meta:word-count="65" meta:character-count="579"/>
    <meta:template xlink:type="simple" xlink:actuate="onRequest" xlink:title="template" xlink:href="../../../../all_documents/2010-01/template.ott" meta:date="2010-05-26T14:59:34"/>
  </office:meta>
</office:document-meta>
</file>